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9.91cm" fo:min-width="12.167cm"/>
    </style:style>
    <style:style style:name="gr2" style:family="graphic" style:parent-style-name="standard">
      <style:graphic-properties draw:fill-color="#ff7f00" draw:textarea-horizontal-align="justify" draw:textarea-vertical-align="middle" draw:auto-grow-height="false" fo:min-height="1.408cm" fo:min-width="4.58cm"/>
    </style:style>
    <style:style style:name="gr3" style:family="graphic" style:parent-style-name="standard">
      <style:graphic-properties draw:fill-color="#007fff" draw:textarea-horizontal-align="justify" draw:textarea-vertical-align="middle" draw:auto-grow-height="false" fo:min-height="2.29cm" fo:min-width="12.167cm"/>
    </style:style>
    <style:style style:name="gr4" style:family="graphic" style:parent-style-name="standard">
      <style:graphic-properties draw:fill-color="#ff7f00" draw:textarea-horizontal-align="justify" draw:textarea-vertical-align="middle" draw:auto-grow-height="false" fo:min-height="1.407cm" fo:min-width="4.58cm"/>
    </style:style>
    <style:style style:name="gr5" style:family="graphic" style:parent-style-name="standard">
      <style:graphic-properties draw:fill-color="#00803f" draw:textarea-horizontal-align="justify" draw:textarea-vertical-align="middle" draw:auto-grow-height="false" fo:min-height="1.02cm" fo:min-width="9.66cm"/>
    </style:style>
    <style:style style:name="gr6" style:family="graphic" style:parent-style-name="standard">
      <style:graphic-properties draw:fill-color="#ff007f" draw:textarea-horizontal-align="justify" draw:textarea-vertical-align="middle" draw:auto-grow-height="false" fo:min-height="1.052cm" fo:min-width="4.58cm"/>
    </style:style>
    <style:style style:name="gr7" style:family="graphic" style:parent-style-name="standard">
      <style:graphic-properties draw:fill-color="#ff007f" draw:textarea-horizontal-align="justify" draw:textarea-vertical-align="middle" draw:auto-grow-height="false" fo:min-height="1.274cm" fo:min-width="4.58cm"/>
    </style:style>
    <style:style style:name="gr8" style:family="graphic" style:parent-style-name="standard">
      <style:graphic-properties draw:fill-color="#ff007f" draw:textarea-horizontal-align="justify" draw:textarea-vertical-align="middle" draw:auto-grow-height="false" fo:min-height="1.407cm" fo:min-width="4.58cm"/>
    </style:style>
    <style:style style:name="gr9" style:family="graphic" style:parent-style-name="standard">
      <style:graphic-properties draw:fill-color="#00ff7f" draw:textarea-horizontal-align="justify" draw:textarea-vertical-align="middle" draw:auto-grow-height="false" fo:min-height="1.407cm" fo:min-width="4.5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fill="solid" draw:fill-color="#ffff00" draw:textarea-horizontal-align="justify" draw:textarea-vertical-align="middle" draw:auto-grow-height="false" fo:min-height="1.33cm" fo:min-width="1.118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7f00"/>
      <style:paragraph-properties fo:text-align="center"/>
      <style:text-properties fo:color="#ffffff"/>
    </style:style>
    <style:style style:name="P3" style:family="paragraph">
      <loext:graphic-properties draw:fill-color="#007fff"/>
      <style:paragraph-properties fo:text-align="center"/>
      <style:text-properties fo:color="#ffffff"/>
    </style:style>
    <style:style style:name="P4" style:family="paragraph">
      <loext:graphic-properties draw:fill-color="#00803f"/>
      <style:paragraph-properties fo:text-align="center"/>
      <style:text-properties fo:color="#ffffff"/>
    </style:style>
    <style:style style:name="P5" style:family="paragraph">
      <loext:graphic-properties draw:fill-color="#ff007f"/>
      <style:paragraph-properties fo:text-align="center"/>
      <style:text-properties fo:color="#ffffff"/>
    </style:style>
    <style:style style:name="P6" style:family="paragraph">
      <loext:graphic-properties draw:fill-color="#00ff7f"/>
      <style:paragraph-properties fo:text-align="center"/>
      <style:text-properties fo: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solid" draw:fill-color="#ffff00"/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12.667cm" svg:height="10.16cm" svg:x="7.673cm" svg:y="6.98cm">
          <text:p text:style-name="P1"><text:s text:c="30"/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08cm" svg:height="1.658cm" svg:x="8.256cm" svg:y="7.62cm">
          <text:p text:style-name="P1"><text:span text:style-name="T1">cont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2.667cm" svg:height="2.54cm" svg:x="7.64cm" svg:y="0.732cm">
          <text:p text:style-name="P1"><text:span text:style-name="T1">navbar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667cm" svg:height="2.54cm" svg:x="7.64cm" svg:y="17.802cm">
          <text:p text:style-name="P1"><text:span text:style-name="T1"/></text:p>
          <text:p text:style-name="P1"><text:span text:style-name="T1"/></text:p>
          <text:p text:style-name="P1"><text:span text:style-name="T1">foot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08cm" svg:height="1.657cm" svg:x="8.256cm" svg:y="11.42cm">
          <text:p text:style-name="P1"><text:span text:style-name="T1">lis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" draw:id="id5" draw:layer="layout" svg:width="5.08cm" svg:height="1.658cm" svg:x="8.256cm" svg:y="13.328cm">
          <text:p text:style-name="P1"><text:span text:style-name="T1">m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0.16cm" svg:height="1.27cm" svg:x="10.18cm" svg:y="2.002cm">
          <text:p text:style-name="P1"><text:span text:style-name="T1">menu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0.16cm" svg:height="1.27cm" svg:x="10.147cm" svg:y="17.802cm">
          <text:p text:style-name="P1"><text:span text:style-name="T1">men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5.08cm" svg:height="1.658cm" svg:x="8.256cm" svg:y="9.5cm">
          <text:p text:style-name="P1"><text:span text:style-name="T1">facil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4" draw:id="id4" draw:layer="layout" svg:width="12.667cm" svg:height="2.54cm" svg:x="7.673cm" svg:y="3.81cm">
          <text:p text:style-name="P1"><text:span text:style-name="T1">sear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1.658cm" svg:x="8.248cm" svg:y="15.24cm">
          <text:p text:style-name="P1"><text:span text:style-name="T1">uplo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5.08cm" svg:height="1.302cm" svg:x="14.324cm" svg:y="12.714cm">
          <text:p text:style-name="P1"><text:span text:style-name="T1">image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6" draw:id="id6" draw:layer="layout" svg:width="5.08cm" svg:height="1.524cm" svg:x="1.548cm" svg:y="11.53cm">
          <text:p text:style-name="P1"><text:span text:style-name="T1">util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3" draw:id="id3" draw:layer="layout" svg:width="5.08cm" svg:height="1.657cm" svg:x="21.482cm" svg:y="11.42cm">
          <text:p text:style-name="P1"><text:span text:style-name="T1">services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5.08cm" svg:height="1.657cm" svg:x="1.524cm" svg:y="1.645cm">
          <text:p text:style-name="P1"><text:span text:style-name="T1">routing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svg:x1="20.34cm" svg:y1="12.06cm" svg:x2="20.34cm" svg:y2="12.06cm" draw:start-shape="id1" draw:end-shape="id1" svg:d="M20340 12060z" svg:viewBox="0 0 1 1">
          <text:p/>
        </draw:connector>
        <draw:connector draw:style-name="gr10" draw:text-style-name="P7" draw:layer="layout" svg:x1="13.336cm" svg:y1="8.449cm" svg:x2="24.022cm" svg:y2="11.42cm" draw:start-shape="id2" draw:start-glue-point="1" draw:end-shape="id3" draw:end-glue-point="0" svg:d="M13336 8449h10686v2971" svg:viewBox="0 0 10687 2972">
          <text:p/>
        </draw:connector>
        <draw:connector draw:style-name="gr10" draw:text-style-name="P7" draw:layer="layout" draw:line-skew="-1.265cm" svg:x1="14.006cm" svg:y1="6.35cm" svg:x2="24.022cm" svg:y2="11.42cm" draw:start-shape="id4" draw:start-glue-point="2" draw:end-shape="id3" draw:end-glue-point="0" svg:d="M14006 6350v1270h10016v3800" svg:viewBox="0 0 10017 5071">
          <text:p/>
        </draw:connector>
        <draw:line draw:style-name="gr10" draw:text-style-name="P7" draw:layer="layout" svg:x1="13.336cm" svg:y1="12.446cm" svg:x2="21.482cm" svg:y2="12.446cm">
          <text:p/>
        </draw:line>
        <draw:connector draw:style-name="gr10" draw:text-style-name="P7" draw:layer="layout" svg:x1="13.336cm" svg:y1="14.157cm" svg:x2="24.022cm" svg:y2="13.077cm" draw:start-shape="id5" draw:start-glue-point="1" draw:end-shape="id3" draw:end-glue-point="2" svg:d="M13336 14157h10686v-1080" svg:viewBox="0 0 10687 1081">
          <text:p/>
        </draw:connector>
        <draw:connector draw:style-name="gr10" draw:text-style-name="P7" draw:layer="layout" svg:x1="7.673cm" svg:y1="5.08cm" svg:x2="4.088cm" svg:y2="11.53cm" draw:start-shape="id4" draw:start-glue-point="3" draw:end-shape="id6" draw:end-glue-point="0" svg:d="M7673 5080h-3585v6450" svg:viewBox="0 0 3586 6451">
          <text:p/>
        </draw:connector>
        <draw:connector draw:style-name="gr10" draw:text-style-name="P7" draw:layer="layout" svg:x1="8.256cm" svg:y1="14.157cm" svg:x2="4.088cm" svg:y2="13.054cm" draw:start-shape="id5" draw:start-glue-point="3" draw:end-shape="id6" draw:end-glue-point="2" svg:d="M8256 14157h-4168v-1103" svg:viewBox="0 0 4169 1104">
          <text:p/>
        </draw:connector>
        <draw:line draw:style-name="gr10" draw:text-style-name="P7" draw:layer="layout" svg:x1="8.256cm" svg:y1="12.192cm" svg:x2="6.628cm" svg:y2="12.192cm">
          <text:p/>
        </draw:line>
        <draw:line draw:style-name="gr10" draw:text-style-name="P7" draw:layer="layout" svg:x1="13.336cm" svg:y1="12.446cm" svg:x2="14.324cm" svg:y2="13.462cm">
          <text:p/>
        </draw:line>
        <draw:connector draw:style-name="gr10" draw:text-style-name="P7" draw:layer="layout" svg:x1="8.256cm" svg:y1="8.449cm" svg:x2="4.088cm" svg:y2="11.53cm" draw:start-shape="id2" draw:start-glue-point="3" draw:end-shape="id6" draw:end-glue-point="0" svg:d="M8256 8449h-4168v3081" svg:viewBox="0 0 4169 3082">
          <text:p/>
        </draw:connector>
        <draw:frame draw:style-name="gr11" draw:text-style-name="P8" draw:layer="layout" svg:width="1.016cm" svg:height="0.954cm" svg:x="12.312cm" svg:y="15.944cm">
          <draw:text-box>
            <text:p>R</text:p>
          </draw:text-box>
        </draw:frame>
        <draw:frame draw:style-name="gr11" draw:text-style-name="P8" draw:layer="layout" svg:width="1.016cm" svg:height="0.954cm" svg:x="12.32cm" svg:y="8.382cm">
          <draw:text-box>
            <text:p>R</text:p>
          </draw:text-box>
        </draw:frame>
        <draw:frame draw:style-name="gr11" draw:text-style-name="P8" xml:id="id7" draw:id="id7" draw:layer="layout" svg:width="1.016cm" svg:height="0.954cm" svg:x="12.32cm" svg:y="10.204cm">
          <draw:text-box>
            <text:p>R</text:p>
          </draw:text-box>
        </draw:frame>
        <draw:frame draw:style-name="gr11" draw:text-style-name="P8" draw:layer="layout" svg:width="1.016cm" svg:height="0.954cm" svg:x="12.32cm" svg:y="12.123cm">
          <draw:text-box>
            <text:p>R</text:p>
          </draw:text-box>
        </draw:frame>
        <draw:frame draw:style-name="gr11" draw:text-style-name="P8" draw:layer="layout" svg:width="1.016cm" svg:height="0.954cm" svg:x="5.588cm" svg:y="2.348cm">
          <draw:text-box>
            <text:p>R</text:p>
          </draw:text-box>
        </draw:frame>
        <draw:frame draw:style-name="gr11" draw:text-style-name="P8" draw:layer="layout" svg:width="1.016cm" svg:height="0.954cm" svg:x="12.32cm" svg:y="14.032cm">
          <draw:text-box>
            <text:p>R</text:p>
          </draw:text-box>
        </draw:frame>
        <draw:frame draw:style-name="gr12" draw:text-style-name="P8" draw:layer="layout" svg:width="3.622cm" svg:height="0.954cm" svg:x="2.232cm" svg:y="3.41cm">
          <draw:text-box>
            <text:p>R = routing</text:p>
          </draw:text-box>
        </draw:frame>
        <draw:connector draw:style-name="gr10" draw:text-style-name="P7" draw:layer="layout" svg:x1="13.336cm" svg:y1="10.681cm" svg:x2="13.336cm" svg:y2="10.681cm" draw:start-shape="id7" draw:end-shape="id7" svg:d="M13336 10681z" svg:viewBox="0 0 1 1">
          <text:p/>
        </draw:connector>
        <draw:connector draw:style-name="gr10" draw:text-style-name="P7" draw:layer="layout" svg:x1="13.336cm" svg:y1="10.329cm" svg:x2="24.022cm" svg:y2="11.42cm" draw:start-shape="id8" draw:end-shape="id3" draw:end-glue-point="0" svg:d="M13336 10329h10686v1091" svg:viewBox="0 0 10687 1092">
          <text:p/>
        </draw:connector>
        <draw:custom-shape draw:style-name="gr13" draw:text-style-name="P9" draw:layer="layout" svg:width="2.286cm" svg:height="2.232cm" svg:x="16.51cm" svg:y="9.252cm">
          <text:p text:style-name="P1">Futu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1T14:29:29.003612489</meta:creation-date>
    <dc:date>2017-10-22T17:42:34.960297380</dc:date>
    <meta:editing-duration>PT21H33M39S</meta:editing-duration>
    <meta:editing-cycles>14</meta:editing-cycles>
    <meta:generator>LibreOffice/5.3.1.2$Linux_X86_64 LibreOffice_project/30m0$Build-2</meta:generator>
    <meta:document-statistic meta:object-count="58"/>
  </office:meta>
</office:document-meta>
</file>